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fo:font-weight="normal" style:font-weight-asian="normal" style:font-weight-complex="normal"/>
    </style:style>
    <style:style style:name="P2" style:family="paragraph" style:parent-style-name="Standard">
      <style:paragraph-properties fo:line-height="150%">
        <style:tab-stops>
          <style:tab-stop style:position="1.9563in"/>
        </style:tab-stops>
      </style:paragraph-properties>
      <style:text-properties fo:language="pt" fo:country="PT" fo:font-weight="normal" style:font-weight-asian="normal" style:font-weight-complex="normal"/>
    </style:style>
    <style:style style:name="P3" style:family="paragraph" style:parent-style-name="Standard">
      <style:text-properties fo:language="pt" fo:country="PT" fo:font-weight="bold" style:font-weight-asian="bold" style:font-weight-complex="bold"/>
    </style:style>
    <style:style style:name="P4" style:family="paragraph" style:parent-style-name="Standard">
      <style:paragraph-properties fo:line-height="150%">
        <style:tab-stops>
          <style:tab-stop style:position="1.9563in"/>
        </style:tab-stops>
      </style:paragraph-properties>
      <style:text-properties fo:language="pt" fo:country="PT" fo:font-weight="normal" style:font-weight-asian="normal" style:font-weight-complex="normal"/>
    </style:style>
    <style:style style:name="P5" style:family="paragraph" style:parent-style-name="Standard">
      <style:paragraph-properties fo:line-height="150%">
        <style:tab-stops>
          <style:tab-stop style:position="1.9563in"/>
        </style:tab-stops>
      </style:paragraph-properties>
      <style:text-properties fo:language="pt" fo:country="PT"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de Dezembro de 2012 - O dia do fim</text:p>
      <text:p text:style-name="P3"/>
      <text:p text:style-name="P3"/>
      <text:p text:style-name="P1">O vigésimo primeiro dia do mês de Dezembro de 2012 era para muitos o dia em que o mundo terminava, e digo “era” porque escrevo esta minha crónica já no ano de 2013, em Janeiro. Muitos já terão entretanto notado que o planeta afinal ainda continua no sítio, digo “muitos” e não “todos” porque creio existirem por aí fanáticos que acreditam que o que vivem actualmente não faz parte da realidade mas sim de um universo de sonho alternativo que se criou nessa data passada. Para mim, contudo, nada se passou.</text:p>
      <text:p text:style-name="P1"/>
      <text:p text:style-name="P1">E porquê o dia 21 de Dezembro ser a data escolhida para o apocalipse? Ao que parece, e isto a julgar pelas declarações de entendidos que não eu, grande parte desta crença se deve a uma má interpretação do antigo calendário Maia onde este dia era o último a constar do dito cujo. Tudo terá a ver com a forma como os Maias contavam o tempo, em períodos relativamente bem maiores que o nosso ciclo anual de trezentos e sessenta e cinco ou trezentos e sessenta e seis dias. Dizem os entendidos que o facto de o calendário ter fim nesta data significa apenas o término de um de esses tais ciclos e o recomeço de um novo, e só e apenas isso, tal como o nosso calendário Gregoriano que termina sempre no dia 31 de Dezembro mas sempre se verifica que mundo continua a cá estar logo no dia seguinte, ou seja, no dia 1 de Janeiro de cada ano subsequente.</text:p>
      <text:p text:style-name="P1"/>
      <text:p text:style-name="P1">Isto às vezes dá-me uma vontade de rir que nem vos conto... Imaginem agora que daqui por umas centenas de anos os nossos sucessores têm uma noção do tempo bem diferente da que nós temos actualmente e que por algum motivo se perdeu no uso ou caiu no esquecimento o calendário Gregoriano. Imaginem que alguém resolve vasculhar as memórias de como nós víamos (como nós vemos) o tempo. Imaginem que eles pensam do nosso calendário o mesmo que alguns de nós pensamos do calendário Maia... Já conseguem imaginar no que isto pode dar?... Será que vão entrar em paranóia quando chegar o 31 de Dezembro por acharem que o mundo vai acabar nesse último digito escarrapachado no calendário?? Duvido... E já agora, regressando aos Maias, se eles eram tão espertos assim ao ponto de conseguirem prever o fim do mundo a centenas de anos de distância, porque razão não foram eles capazes de prever o final da sua própria civilização?? Isto não faz sentido e sempre me fez confusão...</text:p>
      <text:p text:style-name="P1"/>
      <text:p text:style-name="P2">Estas histórias de apocalipse dão-me sempre vontade de rir. Creio já ter expressado esta ideia anteriormente <text:s/>no texto, mas nunca é demais relembrar. Apocalipse??... Eu digo-vos o que é o Apocalipse... Nos dias de hoje para que o Apocalipse aconteça não é preciso muito mais do que faltar a electricidade em nossa casa durante um dia inteiro. Isso sim é o verdadeiro fim do mundo! <text:soft-page-break/>Num planeta totalmente dependente da energia eléctrica um dia sem luz pode ser quase tão mau como a maior das catástrofes naturais capaz de nos acabar com a existência. Aqueles que vivem em modernos apartamentos de cidade e que já passaram por uma situação do género sabem bem do que falo. É o pandemónio total. Ele são os estores automáticos das janelas que não abrem, ele são os portões das garagens que se recusam a deixar-nos sair de carro para onde quer que seja, ele são os fogões de placa eléctrica que não nos permitem sequer cozinhar ou aquecer uma mísera refeição, ele são os esquentadores ou as caldeiras eléctricas que não nos deixam tomar um duche nem tampouco aquecer uma pouca de água apesar de queimarem gás, <text:s/>ele são os modernos telefones sem fios que mesmo se não houver problemas de linha precisam de assentar o rabo na base eléctrica para que se possa fazer uma simples chamada, ele são as antenas da rede móvel que parecem ter morrido também, enfim... para sumariar basta dizer que nada funciona neste mundo moderno onde tudo depende da maldita rede eléctrica que nem se digna a ser visível. Mas acho que o pior de tudo é mesmo o inconveniente de não se saber patavina sobre o que se está a passar... no mundo. Sem rádio, televisão ou internet para relatar as notícias então é que uma pessoa se sente mesmo no escuro.</text:p>
      <text:p text:style-name="P2"/>
      <text:p text:style-name="P2">Bem sei que esta minha crónica aqui relatada de vampiresco pouco ou nada tem, mas lembrei-me de a escrever porque nem só de vampiros vive um caçador de vampiros, às vezes também fazemos outras coisas como as pessoas normais, e por vezes também enfrentamos problemas mais terrenos do que um assustador par de dentes afiados. Hoje foi um desses dias, sábado, 19 de Janeiro de 2013 foi uma espécie de fim de mundo anunciado que chegou com quase um mês de atraso. <text:s/></text:p>
      <text:p text:style-name="P2"/>
      <text:p text:style-name="P2">Quanto a profecias... Maias, Incas, Aztecas, ou venham lá elas de onde vierem, não creio que seja por aí que se deva temer o fim de nada. Eu pessoalmente sou como os Gauleses das histórias de Uderzo e Goscinny, só tenho medo mesmo é que o céu me caia em cima, e quando digo céu refiro-- <text:s/>-me a um pedaço de rocha celeste vindo lá dos confins do universo. O meu maior receio apocalíptico é o de levar com um calhau espacial em cima da testa tal como levaram os dinossauros, sem ser sequer devidamente avisado. Mas isto sou eu que temo, cada um falará por si.</text:p>
      <text:p text:style-name="P2"/>
      <text:p text:style-name="P2">Sabem o que vos digo, isto está bom é para os vampiros, eles é que se dão bem com o escuro, cá para mim isto dos apagões é obra dessas pestes, para saírem à rua mais cedo. Parece que os estou a ver neste momento, para aí enfiados num covil medonho qualquer a magicarem o seu derradeiro plano maquiavélico para nos dominarem a raça. Metem o mundo todo às escuras e depois trincam-nos o pescoço na primeira esquina com uma facilidade que até mete dó. <text:s/>Não quero com isto assustar ninguém mas eu cá vou-me precaver quando antes e comprar um daqueles mini-fogões a <text:soft-page-break/>gás, daqueles que se levam para o campismo, mais umas quantas lanternas e umas boas dezenas de pilhas e baterias, assim sempre tenho como cozinhar e ver um ou dois palmos à frente do nariz para quando estes desgraçados tomarem conta de toda a rede eléctrica de vez. A mim ninguém me morde no pescoço sem eu deixar! </text:p>
      <text:p text:style-name="P2"/>
      <text:p text:style-name="P2">Bom, já chega de divagar, acho que ficar tanto tempo na escuridão faz com que o meu cérebro tente desenfreadamente manter-se acordado, talvez para não morrer de estúpido, com medo que algum tempo de inactividade o vicie na pasmaceira. A verdade é que não tinha nada para fazer e deu-me na cabeça começar a escrever, talvez porque aqui em casa é precisamente o meu portátil a coisa mais iluminada que vejo desde ontem à noite, desde há 24 horas atrás. Atraiu-me sem piedade. Deve ser isto que sentem as moscas quando vêm aquelas fileiras de luzes azuis, tipo néons, que existem nos cafés e nas pequenas lojas de bairro, onde se estampam a velocidades vertiginosas quem nem uma sloucas, produzindo depois aquele cheiro típico a churrasco de bicho que anda na merda. E é a falar de merda que termino esta breve narrativa, porque é na merda que ficamos todos quando nos falha a energia eléctrica. Para terminar acrescento só que na minha opinião era a isto que se referia a profecia Maia, o fim do mundo era um dia inteiro sem electricidade, só se enganaram foi na data, afinal não era o <text:span text:style-name="T1">21 de Dezembro de 2012 o dia do fim do</text:span> mundo, era um pouco mais tarde.... um mês depois mais ou menos... Se bem que é plausível que o seu intuito fosse mesmo o de acrescentar os dias restantes ao calendário, só que por algum factor externo e alheio ao gajo que o estava a escrever, o mesmo terá decidido parar por ali... vão ver que se calhar o coitado também deve ter ficado sem luz... e daí o <text:s/>calendário ter ficado no...</text:p>
      <text:p text:style-name="P2"/>
      <text:p text:style-name="P5">21 de Dezembro de 2012 - O dia do f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9T22:48:58</meta:creation-date>
    <dc:date>2015-01-11T23:39:30</dc:date>
    <meta:editing-duration>PT1H50M45S</meta:editing-duration>
    <meta:editing-cycles>21</meta:editing-cycles>
    <meta:generator>OpenOffice/4.0.1$Unix OpenOffice.org_project/401m5$Build-9714</meta:generator>
    <dc:creator>Paulo Cristo</dc:creator>
    <meta:document-statistic meta:table-count="0" meta:image-count="0" meta:object-count="0" meta:page-count="3" meta:paragraph-count="10" meta:word-count="1374" meta:character-count="7510"/>
  </office:meta>
</office:document-meta>
</file>